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1"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13"/>
        <table:table-column table:style-name="co3" table:default-cell-style-name="ce16"/>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4"/>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5"/>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18"/>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9" table:default-cell-style-name="ce18"/>
        <table:table-column table:style-name="co10" table:default-cell-style-name="ce18"/>
        <table:table-column table:style-name="co5" table:default-cell-style-name="ce18"/>
        <table:table-column table:style-name="co11" table:default-cell-style-name="ce18"/>
        <table:table-column table:style-name="co12" table:default-cell-style-name="ce18"/>
        <table:table-column table:style-name="co13" table:number-columns-repeated="2" table:default-cell-style-name="ce18"/>
        <table:table-column table:style-name="co14" table:default-cell-style-name="ce18"/>
        <table:table-column table:style-name="co15" table:default-cell-style-name="ce18"/>
        <table:table-column table:style-name="co16" table:default-cell-style-name="ce18"/>
        <table:table-column table:style-name="co17" table:default-cell-style-name="ce18"/>
        <table:table-column table:style-name="co18" table:default-cell-style-name="ce18"/>
        <table:table-column table:style-name="co19" table:default-cell-style-name="ce18"/>
        <table:table-column table:style-name="co20" table:default-cell-style-name="ce18"/>
        <table:table-column table:style-name="co4" table:number-columns-repeated="45" table:default-cell-style-name="ce18"/>
        <table:table-row table:style-name="ro1">
          <table:table-cell table:style-name="ce17" office:value-type="string" calcext:value-type="string">
            <text:p>NOTES:</text:p>
          </table:table-cell>
          <table:table-cell table:style-name="ce17" office:value-type="string" calcext:value-type="string">
            <text:p>DATE:</text:p>
          </table:table-cell>
          <table:table-cell table:style-name="ce19"/>
          <table:table-cell table:style-name="ce17" office:value-type="string" calcext:value-type="string">
            <text:p>NAME:</text:p>
          </table:table-cell>
          <table:table-cell table:style-name="ce17" office:value-type="string" calcext:value-type="string">
            <text:p>AGE:</text:p>
          </table:table-cell>
          <table:table-cell table:style-name="ce17" office:value-type="string" calcext:value-type="string">
            <text:p>SEX:</text:p>
          </table:table-cell>
          <table:table-cell table:style-name="ce17" office:value-type="string" calcext:value-type="string">
            <text:p>DIAGNOSIS:</text:p>
          </table:table-cell>
          <table:table-cell table:style-name="ce21" office:value-type="string" calcext:value-type="string">
            <text:p>FEE:</text:p>
          </table:table-cell>
          <table:table-cell table:style-name="ce21" office:value-type="string" calcext:value-type="string">
            <text:p>CLASS:</text:p>
          </table:table-cell>
          <table:table-cell table:style-name="ce21" office:value-type="string" calcext:value-type="string">
            <text:p>AMT. PAID:</text:p>
          </table:table-cell>
          <table:table-cell table:style-name="ce21" office:value-type="string" calcext:value-type="string">
            <text:p>NET PF</text:p>
          </table:table-cell>
          <table:table-cell table:style-name="ce21" office:value-type="string" calcext:value-type="string">
            <text:p>CS #:</text:p>
          </table:table-cell>
          <table:table-cell table:style-name="ce17" office:value-type="string" calcext:value-type="string">
            <text:p>APPROVAL CODE:</text:p>
          </table:table-cell>
          <table:table-cell table:style-name="ce17" office:value-type="string" calcext:value-type="string">
            <text:p>SR#:</text:p>
          </table:table-cell>
          <table:table-cell table:style-name="ce17" office:value-type="string" calcext:value-type="string">
            <text:p>OR#:</text:p>
          </table:table-cell>
          <table:table-cell table:style-name="ce17" office:value-type="string" calcext:value-type="string">
            <text:p>Doctor</text:p>
          </table:table-cell>
          <table:table-cell table:style-name="ce17" office:value-type="string" calcext:value-type="string">
            <text:p>NEW/OLD:</text:p>
          </table:table-cell>
          <table:table-cell table:style-name="ce17" office:value-type="string" calcext:value-type="string">
            <text:p>P.T:</text:p>
          </table:table-cell>
          <table:table-cell table:style-name="ce17"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9T16:29:40.8" calcext:value-type="date" table:number-columns-spanned="3" table:number-rows-spanned="1">
            <text:p>Aug-09-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4T16:29:40.8" calcext:value-type="date" table:number-columns-spanned="3" table:number-rows-spanned="1">
            <text:p>Aug-14-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1" svg:font-family="Calibri" style:font-family-generic="swis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5">00/00/0000</text:date>, <text:time style:data-style-name="N2" text:time-value="16:29:21.11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5T18:21:06.788000000</dc:date>
    <meta:generator>LibreOffice/6.3.5.2$Windows_x86 LibreOffice_project/dd0751754f11728f69b42ee2af66670068624673</meta:generator>
    <meta:editing-duration>PT8H26M10S</meta:editing-duration>
    <meta:editing-cycles>106</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Global startDate As Date
Global endDate As Date
Global dTotalNetPF As Double
Global dForecasteddTotalNetPFFromHMO As Double
Global dTotalPTTreatment As Double
Global dForecastedTotalNetPTTreatmentFromHMO As Double
Global dForecastedTotalNetConsultationFromHMO As Double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5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edited by Mike, 20200815
    'We add this to solve the data type error that the computer shows when we re-execute this Macro in the output workbook.
'    Dim sStartDate As String
'    Dim sEndDate As String

    Dim Prop(1) as New com.sun.star.beans.PropertyValue
    Dim saveAsODSArgs(1) as new com.sun.star.beans.PropertyValue

	'added by Mike, 20200814
	Dim oNumberFormats As Object
	Dim oLocalSettings As New com.sun.star.lang.Locale
	Dim lKey as long 
	
    dispatcher = createUnoService("com.sun.star.frame.DispatchHelper")

	'edited by Mike, 20200815
    If Not ThisComponent.Sheets.hasByName("Weekly_Collection_Report") Then
    	MsgBox("Walang worksheet na may ganitong pangalan: " &amp; "Weekly_Collection_Report")
    	Exit Sub
    End If
	
    myMainWorksheet = ThisComponent.Sheets.getByName("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Worksheet = ThisComponent.Sheets.getByName(startDateYear &amp; startDateMonth)

    If Not ThisComponent.Sheets.hasByName(endDateYear &amp; endDateMonth) Then
    	MsgBox("Walang worksheet na may ganitong pangalan: " &amp; endDateYear &amp; endDateMonth)
    	Exit Sub
    End If
    myInputEndDateWorksheet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reverify: this
    Call autoComputedTotalNetPF(myInputStartDateWorksheet)

    If (myInputStartDateWorksheet.name &lt;&gt; myInputEndDateWorksheet.name) Then
'        dTotalNetPF = autoComputedTotalNetPF(myInputEndDate)
    	'TO-DO: -reverify: this
        Call autoComputedTotalNetPF(myInputEndDateWorksheet)
    End If

	'added by Mike, 20200815
	saveAsODSArgs(0).Name = "URL"
	saveAsODSArgs(0).Value = weeklyCollectionReportWorkbookFileName 'sPath &amp; "/" &amp; sFileName 
	saveAsODSArgs(1).Name = "FilterName"
	saveAsODSArgs(1).Value = "writer8"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removed by Mike, 20200815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TO-DO: -add: this
    'If a workheet with the output worksheet's name exists
    'If Evaluate("ISREF('" &amp; outputWorksheetName &amp; "'!A1)") Then
    'Els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worksheet.getCellRangeByName("A8").setString("     CONSULTATION (Payslip):")
	    If (worksheet.getCellRangeByName("B8").String="") Then
	    	worksheet.getCellRangeByName("B8").value = "-1.00"
	
	  		oNumberFormats = ThisComponent.numberFormats
	  		lKey = oNumberFormats.queryKey("0.00", oLocalSettings , true)
			worksheet.getCellRangeByName("B8").NumberFormat = lKey		
	    End If
	
		'added by Mike, 20200815
	    worksheet.getCellRangeByName("B8").value = Trunc(worksheet.getCellRangeByName("B8").value, 2)	
'		oNumberFormats = ThisComponent.numberFormats
'	  	lKey = oNumberFormats.queryKey("0.00", oLocalSettings , true)
'		worksheet.getCellRangeByName("B8").NumberFormat = lKey		

		worksheet.getCellRangeByName("A9").setString("     CONSULTATION (Actual):")
	    If (worksheet.getCellRangeByName("B9").String="") Then
	    	worksheet.getCellRangeByName("B9").value = "-1.00"
	
	  		oNumberFormats = ThisComponent.numberFormats
	  		lKey = oNumberFormats.queryKey("0.00", oLocalSettings , true)
			worksheet.getCellRangeByName("B9").NumberFormat = lKey		
	    End If
		
		'added by Mike, 20200815
	    worksheet.getCellRangeByName("B9").value = Trunc(CDbl(worksheet.getCellRangeByName("B9").String), 2)
		oNumberFormats = ThisComponent.numberFormats
	  	lKey = oNumberFormats.queryKey("0.00", oLocalSettings , true)
		worksheet.getCellRangeByName("B9").NumberFormat = lKey		

		worksheet.getCellRangeByName("A10").setString("II. HMO (Forecasted)")
		worksheet.getCellRangeByName("A12").setString("     CONSULTATION (Workbook):")
	    If (worksheet.getCellRangeByName("B12").String="") Then
	    	worksheet.getCellRangeByName("B12").value = "-1.00"
	
	  		oNumberFormats = ThisComponent.numberFormats
	  		lKey = oNumberFormats.queryKey("0.00", oLocalSettings , true)
			worksheet.getCellRangeByName("B9").NumberFormat = lKey		
	    End If
		
	'added by Mike, 20200815
    worksheet.getCellRangeByName("B12").value = Trunc(CDbl(worksheet.getCellRangeByName("B12").String), 2)
	oNumberFormats = ThisComponent.numberFormats
  	lKey = oNumberFormats.queryKey("0.00", oLocalSettings , true)
	worksheet.getCellRangeByName("B12").NumberFormat = lKey		

	'TO-DO: -add: this	
'	End If

	worksheet.getCellRangeByName("A6").setString("     PT TREATMENT (Payslip):")
	worksheet.getCellRangeByName("B6").setString(dTotalNetPF)

	'added by Mike, 20200815
    worksheet.getCellRangeByName("B6").value = Trunc(CDbl(worksheet.getCellRangeByName("B6").String), 2)
'    worksheet.getCellRangeByName("B6").value = CDbl(worksheet.getCellRangeByName("B6").String)
	oNumberFormats = ThisComponent.numberFormats
  	lKey = oNumberFormats.queryKey("0.00", oLocalSettings , true)
	worksheet.getCellRangeByName("B6").NumberFormat = lKey		


	worksheet.getCellRangeByName("A7").setString("     PT TREATMENT (Actual):")
	worksheet.getCellRangeByName("B7").value = "-1.00"
	oNumberFormats = ThisComponent.numberFormats
	lKey = oNumberFormats.queryKey("0.00", oLocalSettings , true)
	worksheet.getCellRangeByName("B7").NumberFormat = lKey		
    
	'added by Mike, 20200815
    worksheet.getCellRangeByName("B7").value = Trunc(CDbl(worksheet.getCellRangeByName("B7").String), 2)
	oNumberFormats = ThisComponent.numberFormats
  	lKey = oNumberFormats.queryKey("0.00", oLocalSettings , true)
	worksheet.getCellRangeByName("B7").NumberFormat = lKey		


    worksheet.getCellRangeByName("A10").setString("II. HMO (Forecasted)")

    worksheet.getCellRangeByName("A11").setString("     PT TREATMENT (Workbook):")
    worksheet.getCellRangeByName("B11").Value = dForecastedTotalNetPTTreatmentFromHMO

	'added by Mike, 20200815
    worksheet.getCellRangeByName("B11").value = Trunc(CDbl(worksheet.getCellRangeByName("B11").String), 2)
	oNumberFormats = ThisComponent.numberFormats
  	lKey = oNumberFormats.queryKey("0.00", oLocalSettings , true)
	worksheet.getCellRangeByName("B11").NumberFormat = lKey		

    worksheet.getCellRangeByName("A13").setString("III. CASH &amp; HMO (Forecasted)")
   
    dForecasteddTotalNetConsultationFromHMO = worksheet.getCellRangeByName("B12").value
    dTotal = dTotalNetPF + dForecastedTotalNetPTTreatmentFromHMO + dForecastedTotalNetConsultationFromHMO
   
    worksheet.getCellRangeByName("A14").setString("    Total (Payslip &amp; Workbook):")
    worksheet.getCellRangeByName("B14").Formula = "=B6+B8+B11+B12"
    
	'added by Mike, 20200815
    worksheet.getCellRangeByName("B14").value = Trunc(CDbl(worksheet.getCellRangeByName("B14").String), 2)
	oNumberFormats = ThisComponent.numberFormats
  	lKey = oNumberFormats.queryKey("0.00", oLocalSettings , true)
	worksheet.getCellRangeByName("B14").NumberFormat = lKey		
            
      'identify from left to right the last column used, i.e. used range 
	oCursor = worksheet.createCursor()
  	oCursor.gotoEndOfUsedArea(True)
  	oColumns = oCursor.getColumns()

  'apply auto-fit to each column
'  For i = oColumns.getCount() - 1 To 0 Step -1
    For i = 1 To 0 Step -1
	      oColumn = oColumns.getByIndex(i)
	      oColumn.OptimalWidth = True
	Next i
    
    worksheet.getCellRangeByName("A15").setString("IV. UNCOLLECTED CASH")
    worksheet.getCellRangeByName("A16").setString("    Total:")
    worksheet.getCellRangeByName("A17").setString("    Grand Total (including prev weeks):")
    worksheet.getCellRangeByName("B16").setValue("0.00")
	
	oNumberFormats = ThisComponent.numberFormats
	lKey = oNumberFormats.queryKey("0.00", oLocalSettings , true)
	worksheet.getCellRangeByName("B16").NumberFormat = lKey		
    
    worksheet.getCellRangeByName("B17").setValue("0.00")

	oNumberFormats = ThisComponent.numberFormats
	lKey = oNumberFormats.queryKey("0.00", oLocalSettings , true)
	worksheet.getCellRangeByName("B17").NumberFormat = lKey		

	dispatcher.executeDispatch(ThisComponent.CurrentController.Frame, ".uno:SaveAs", "", 0, saveAsODSArgs())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added by Mike, 20200815
Private Function autoComputedTotalNetPF(myInputWorksheet As Object)
    RowCount = 1
    'identify the last transaction row
    For Each row In myInputWorksheet.Rows
        'MsgBox ("RowCount: " &amp; RowCount)
        
        If RowCount = 1 Then 'do not include Table header row
        Else
'            myCurrentDate = Format(myInputWorksheet.getCellRangeByName("B" &amp; RowCount).value)), "MMM-DD-YYYY"))
            myCurrentDate = CDate(myInputWorksheet.getCellRangeByName("B" &amp; RowCount).value)

'            MsgBox ("startDate: " &amp; startDate)
'            MsgBox ("myCurrentDate: " &amp; myCurrentDate)
            
            If myCurrentDate &gt;= startDate And myCurrentDate &lt;= endDate Then
                'MsgBox ("RowCount: " &amp; RowCount)
                'MsgBox ("inside")
                'MsgBox ("myCurrentDate: " &amp; myCurrentDate)

                'if cash, i.e. not HMO, transaction
                If InStr(myInputWorksheet.getCellRangeByName("I" &amp; RowCount).value, "HMO") = 0 Then
                    'MsgBox ("Net PF: " &amp; myInput.Range("K" &amp; RowCount).Value)
                    dTotalNetPF = dTotalNetPF + myInputWorksheet.getCellRangeByName("K" &amp; RowCount).value
                    
'                    MsgBox ("dTotalNetPF: " &amp; dTotalNetPF)                    
                Else
                    dForecastedTotalNetPTTreatmentFromHMO = dForecastedTotalNetPTTreatmentFromHMO + myInputWorksheet.getCellRangeByName("K" &amp; RowCount).value

'                    MsgBox ("dForecastedTotalNetPTTreatmentFromHMO: " &amp; dForecastedTotalNetPTTreatmentFromHMO)
                End If
                
                'NewWorkbook.Sheets(outputworksheetName).Range("A" &amp; RowCount).Value = "hello" 'myCurentDate
            End If

        End If
                
        RowCount = RowCount + 1
        
        If (myInputWorksheet.getCellRangeByName("C" &amp; RowCount).String="") Then
            Exit For
        End If

    Next row

    'autoComputedTotalNetPF = (dTotalNetPF)
End Function

'added by Mike, 20200815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